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70.27mm"/>
    </style:style>
    <style:style style:name="co6" style:family="table-column">
      <style:table-column-properties fo:break-before="auto" style:column-width="60.87mm"/>
    </style:style>
    <style:style style:name="co3" style:family="table-column">
      <style:table-column-properties fo:break-before="auto" style:column-width="38.33mm"/>
    </style:style>
    <style:style style:name="co4" style:family="table-column">
      <style:table-column-properties fo:break-before="auto" style:column-width="77.73mm"/>
    </style:style>
    <style:style style:name="co7" style:family="table-column">
      <style:table-column-properties fo:break-before="auto" style:column-width="73.87mm"/>
    </style:style>
    <style:style style:name="co8" style:family="table-column">
      <style:table-column-properties fo:break-before="auto" style:column-width="22.58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38mm" fo:break-before="auto" style:use-optimal-row-height="true"/>
    </style:style>
    <style:style style:name="ro4" style:family="table-row">
      <style:table-row-properties style:row-height="4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fo:font-weight="bold"/>
    </style:style>
  </office:automatic-styles>
  <office:body>
    <office:spreadsheet>
      <table:table table:name="Schreibhand" table:style-name="ta1" table:print="false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echts</text:p>
          </table:table-cell>
          <table:table-cell table:style-name="ce1" office:value-type="string" calcext:value-type="string">
            <text:p>Links</text:p>
          </table:table-cell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Die Queen ist nicht erfreut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Simpson und sein Enkel in die Schatzsuche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Abe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Akira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Marge als Seelsorgerin</text:p>
          </table:table-cell>
        </table:table-row>
        <table:table-row table:style-name="ro2">
          <table:table-cell office:value-type="string" calcext:value-type="string">
            <text:p>Allison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Apu der Inder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Die Apu und Manjula Krise</text:p>
          </table:table-cell>
          <table:table-cell office:value-type="string" calcext:value-type="string">
            <text:p>Marge wird verhaftet</text:p>
          </table:table-cell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Ap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Barney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Bart das Geni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Am Anfang war das Wor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Pranksta Rap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24-Stunden-Frist</text:p>
          </table:table-cell>
          <table:table-cell office:value-type="string" calcext:value-type="string">
            <text:p>Bart brütet etwas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Geburtstagsüberraschung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Die Kontaktanzeige</text:p>
          </table:table-cell>
          <table:table-cell office:value-type="string" calcext:value-type="string">
            <text:p>Der Lebensret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Ein kleines Gebet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ilmstar wider Willen</text:p>
          </table:table-cell>
          <table:table-cell office:value-type="string" calcext:value-type="string">
            <text:p>Auf zum Zitronenba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Homer als Frauenheld</text:p>
          </table:table-cell>
          <table:table-cell office:value-type="string" calcext:value-type="string">
            <text:p>Bart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Lisa und ihre Jungs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Ralph liebt Lisa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Wiedersehen nach Jahren</text:p>
          </table:table-cell>
          <table:table-cell office:value-type="string" calcext:value-type="string">
            <text:p>Der alte Mann und Lis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 office:value-type="string" calcext:value-type="string">
            <text:p>Fett ist fabelhaft</text:p>
          </table:table-cell>
          <table:table-cell office:value-type="string" calcext:value-type="string">
            <text:p>Bart packt au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 verkauft seine Seel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ignungstes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Ernstfal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mysteriöse Bierbar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cker Mann und kleiner J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Sippe auf Safari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onnerstags bei Ab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.I. Hom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ott gegen Lisa Simps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d Theft U-Bah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auf Abweg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 der Weltraumhel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lassenkampf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eg der Welt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Kuchen, Kopfgeld und Kaution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ehrerin des Jahre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muss jobb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it gespaltener Zung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Simpsons und Gomorraha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Tingeltangel-Bob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Rektor mit der Lehreri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Spion, der mich anlernte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geddo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Eine Glatze macht noch keinen Kir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Bart Ultimatu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Homerland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arge will's wissen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Wege zum Ruhm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ie Frau im Schrank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Mr. and Mrs. Smithers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er Uhr-Großvate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Grampa ist ganz Ohr</text:p>
          </table:table-cell>
        </table:table-row>
        <table:table-row table:style-name="ro2">
          <table:table-cell office:value-type="string" calcext:value-type="string">
            <text:p>Bart</text:p>
          </table:table-cell>
          <table:table-cell/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rns möchte geliebt werden</text:p>
          </table:table-cell>
          <table:table-cell office:value-type="string" calcext:value-type="string">
            <text:p>Simpson und sein Enkel in die Schatzsuch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Butler bei Burns</text:p>
          </table:table-cell>
          <table:table-cell office:value-type="string" calcext:value-type="string">
            <text:p>In den Fängen einer Sekt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nn sie wissen nicht, wen sie würgen</text:p>
          </table:table-cell>
          <table:table-cell office:value-type="string" calcext:value-type="string">
            <text:p>Die virtuelle Famili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ie scheinbar unendliche Geschichte</text:p>
          </table:table-cell>
          <table:table-cell office:value-type="string" calcext:value-type="string">
            <text:p>Wenn ich einmal reich wäre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e Taube macht noch keinen Sommer</text:p>
          </table:table-cell>
          <table:table-cell office:value-type="string" calcext:value-type="string">
            <text:p>Kraftwerk zu verkauf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 liebt Mindy</text:p>
          </table:table-cell>
          <table:table-cell office:value-type="string" calcext:value-type="string">
            <text:p>Auf den Hund gekommen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er Wunderschläger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Krusty im Kongress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haber der Lady B.</text:p>
          </table:table-cell>
          <table:table-cell office:value-type="string" calcext:value-type="string">
            <text:p>Nur ein Aprilscherz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arge muss jobben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oeback Mountain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riving Miss Marg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Ein Herz und eine Kron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Liebe liegt in der N2-O2-Ar-CO2-Ne-He-CH4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Burns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Am Anfang war die Schreiraupe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Carl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Das Schlangennest</text:p>
          </table:table-cell>
          <table:table-cell office:value-type="string" calcext:value-type="string">
            <text:p>Homers Bowling-Mannschaft</text:p>
          </table:table-cell>
        </table:table-row>
        <table:table-row table:style-name="ro2">
          <table:table-cell office:value-type="string" calcext:value-type="string">
            <text:p>Chalmers</text:p>
          </table:table-cell>
          <table:table-cell office:value-type="string" calcext:value-type="string">
            <text:p>Lebe lieber unbebrudert</text:p>
          </table:table-cell>
          <table:table-cell/>
        </table:table-row>
        <table:table-row table:style-name="ro2">
          <table:table-cell office:value-type="string" calcext:value-type="string">
            <text:p>Charlie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Cletus</text:p>
          </table:table-cell>
          <table:table-cell office:value-type="string" calcext:value-type="string">
            <text:p>Verrückt nach Ma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Manga Love Story</text:p>
          </table:table-cell>
          <table:table-cell/>
        </table:table-row>
        <table:table-row table:style-name="ro2">
          <table:table-cell office:value-type="string" calcext:value-type="string">
            <text:p>Comicbuchverkäufer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Database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24 Minuten</text:p>
          </table:table-cell>
          <table:table-cell/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Lisa knackt den Rowdy-Code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Dolph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Doris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Die Verurteilten</text:p>
          </table:table-cell>
          <table:table-cell/>
        </table:table-row>
        <table:table-row table:style-name="ro2">
          <table:table-cell office:value-type="string" calcext:value-type="string">
            <text:p>Eddie</text:p>
          </table:table-cell>
          <table:table-cell office:value-type="string" calcext:value-type="string">
            <text:p>Ein grausiger Verdacht</text:p>
          </table:table-cell>
          <table:table-cell/>
        </table:table-row>
        <table:table-row table:style-name="ro2">
          <table:table-cell office:value-type="string" calcext:value-type="string">
            <text:p>Fat Tony</text:p>
          </table:table-cell>
          <table:table-cell office:value-type="string" calcext:value-type="string">
            <text:p>Talent mit Pfiff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Frink</text:p>
          </table:table-cell>
          <table:table-cell office:value-type="string" calcext:value-type="string">
            <text:p>Todesgrüße aus Springfield</text:p>
          </table:table-cell>
          <table:table-cell/>
        </table:table-row>
        <table:table-row table:style-name="ro2">
          <table:table-cell office:value-type="string" calcext:value-type="string">
            <text:p>Gil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Gott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ans Maulwurf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Herb</text:p>
          </table:table-cell>
          <table:table-cell office:value-type="string" calcext:value-type="string">
            <text:p>Der vermisste Halbbruder</text:p>
          </table:table-cell>
          <table:table-cell/>
        </table:table-row>
        <table:table-row table:style-name="ro2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Bart schlägt eine Schlacht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Allgemeine Ausgangssperre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alte Mann und Lisa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er Schwindler und seine Kinde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Die süßsaure Marge</text:p>
          </table:table-cell>
          <table:table-cell office:value-type="string" calcext:value-type="string">
            <text:p>Der eingebildetet Dachdecker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Grandpa's Nieren explodieren</text:p>
          </table:table-cell>
          <table:table-cell office:value-type="string" calcext:value-type="string">
            <text:p>Ein halbanständiger Antrag</text:p>
          </table:table-cell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ibbert</text:p>
          </table:table-cell>
          <table:table-cell office:value-type="string" calcext:value-type="string">
            <text:p>Traumwel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Nach Kanada der Liebe wegen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er Familienranch</text:p>
          </table:table-cell>
          <table:table-cell office:value-type="string" calcext:value-type="string">
            <text:p>Einmal als Schneekönig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Auf diese Lisa können Sie bau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llverlu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gen Australien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gewinnt Elefant</text:p>
          </table:table-cell>
          <table:table-cell office:value-type="string" calcext:value-type="string">
            <text:p>Lisa auf dem Eise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Der vermisste Halbbruder</text:p>
          </table:table-cell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an Allem schu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 packt au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arts Kom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 Simpsons stimmt was n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ob von nebena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rns Er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utler bei Burn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hief der Her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jüngste Gerich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magische Kindermädch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arze Schaf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unheimliche Mordtransplanta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Papa wird’s nicht richt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eufel trägt Nad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ettköni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Wunderschläg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24-Stunden-Fris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Fahrt zur Höll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sich im Dreck wälz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onnerstags bei A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 kleines Geb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Klasse für si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Frauentau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.I. Home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eäc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ndpa's Nieren explodie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chzeit auf indi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n der Un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einmal ganz woander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gen Patty und Selm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geht zur Mari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„Poochie, der Wunderhun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ist ein toller Hippi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it den Fingerhänd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mobi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as Geschenk der Wür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und die Halbzeit-Show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, der Auserwähl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ott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un für die Lieb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Im Schatten des Geni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ampf um Bobo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Krusty's Bar Mitzva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Simpson: Super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lhouse aus Sand und Neb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it Mel Gibson in Hollywoo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oes Tavern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Mr. X und der Website-Schu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amen machen Leu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in Kiefer ist verdrahte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icherheitsdienst „Springshield“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Stresserella über alle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ag der Abrechnung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Und Maggie macht drei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alverwandschaf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er ist Homers Vater?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fahr'n nach... Vega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Wir vom Trickfilm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geddo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lan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Enter the Matrix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Musk, der vom Himmel fiel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Conrad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Der große Phatsb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omer Academy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Blau im Amt</text:p>
          </table:table-cell>
          <table:table-cell/>
        </table:table-row>
        <table:table-row table:style-name="ro2">
          <table:table-cell office:value-type="string" calcext:value-type="string">
            <text:p>Homer</text:p>
          </table:table-cell>
          <table:table-cell office:value-type="string" calcext:value-type="string">
            <text:p>Ha-Ha Land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L. S. - Meisterin des Doppellebens</text:p>
          </table:table-cell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Trilogie derselben Geschichte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Hoover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Hummelmann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Hyman Krustofsky</text:p>
          </table:table-cell>
          <table:table-cell/>
          <table:table-cell office:value-type="string" calcext:value-type="string">
            <text:p>Ein trauriger Clown</text:p>
          </table:table-cell>
        </table:table-row>
        <table:table-row table:style-name="ro2">
          <table:table-cell office:value-type="string" calcext:value-type="string">
            <text:p>Janey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Jimb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Kearney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Kent Brockman</text:p>
          </table:table-cell>
          <table:table-cell office:value-type="string" calcext:value-type="string">
            <text:p>In den Fängen einer Sekte</text:p>
          </table:table-cell>
          <table:table-cell office:value-type="string" calcext:value-type="string">
            <text:p>Bart wird berühmt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Auf zum Zitronenbaum</text:p>
          </table:table-cell>
          <table:table-cell office:value-type="string" calcext:value-type="string">
            <text:p>Marge gegen Singles, Senioren, ...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Bibelstunde einmal anders</text:p>
          </table:table-cell>
          <table:table-cell office:value-type="string" calcext:value-type="string">
            <text:p>Die Perlen-Präsidentin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Aushilfslehrer</text:p>
          </table:table-cell>
          <table:table-cell office:value-type="string" calcext:value-type="string">
            <text:p>Bart und sein Westernheld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er Vater, der Sohn und der heilige Gaststa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Die Kontaktanzeige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Eine Taube macht noch keinen Sommer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Grand Theft U-Ba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Homer liebt Mind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Ich bin bei Dir mein Soh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Nedna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Simpson und sein Enkel in die Schatzsuche</text:p>
          </table:table-cell>
          <table:table-cell office:value-type="string" calcext:value-type="string">
            <text:p>Ehegeheimnisse</text:p>
          </table:table-cell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nn der Rektor mit der Lehrerin...</text:p>
          </table:table-cell>
          <table:table-cell/>
        </table:table-row>
        <table:table-row table:style-name="ro2">
          <table:table-cell office:value-type="string" calcext:value-type="string">
            <text:p>Krabappel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Bart ist mein Superstar</text:p>
          </table:table-cell>
          <table:table-cell office:value-type="string" calcext:value-type="string">
            <text:p>Barts Komet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italienische Bob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er total verrückte Ne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Die Helden von Springfield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Simpsons und Gomorraha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Eine Glatze macht noch keinen Kirk</text:p>
          </table:table-cell>
          <table:table-cell/>
        </table:table-row>
        <table:table-row table:style-name="ro2">
          <table:table-cell office:value-type="string" calcext:value-type="string">
            <text:p>Krusty</text:p>
          </table:table-cell>
          <table:table-cell office:value-type="string" calcext:value-type="string">
            <text:p>Fettscaraldo</text:p>
          </table:table-cell>
          <table:table-cell/>
        </table:table-row>
        <table:table-row table:style-name="ro2">
          <table:table-cell office:value-type="string" calcext:value-type="string">
            <text:p>Krustys Vater</text:p>
          </table:table-cell>
          <table:table-cell office:value-type="string" calcext:value-type="string">
            <text:p>Der Vater eines Clowns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Das Kreuz mit den Worträtsel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argo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Duell bei Sonnenaufgang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er Wunderschläger</text:p>
          </table:table-cell>
          <table:table-cell office:value-type="string" calcext:value-type="string">
            <text:p>Die Straße der Verdammten</text:p>
          </table:table-cell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ie Trillion-Dollar-Note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Drei nasse Geschicht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Ein halbanständiger Antrag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Gott gegen Lisa Simpso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Springfield wird erwachsen</text:p>
          </table:table-cell>
          <table:table-cell/>
        </table:table-row>
        <table:table-row table:style-name="ro2">
          <table:table-cell office:value-type="string" calcext:value-type="string">
            <text:p>Lenny</text:p>
          </table:table-cell>
          <table:table-cell office:value-type="string" calcext:value-type="string">
            <text:p>Fake-News</text:p>
          </table:table-cell>
          <table:table-cell/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Klassenkampf</text:p>
          </table:table-cell>
          <table:table-cell office:value-type="string" calcext:value-type="string">
            <text:p>Gleichung mit einem Unbekannten</text:p>
          </table:table-cell>
        </table:table-row>
        <table:table-row table:style-name="ro2">
          <table:table-cell office:value-type="string" calcext:value-type="string">
            <text:p>Lewis</text:p>
          </table:table-cell>
          <table:table-cell office:value-type="string" calcext:value-type="string">
            <text:p>Zu Ehren von Murphy</text:p>
          </table:table-cell>
          <table:table-cell/>
        </table:table-row>
        <table:table-row table:style-name="ro2">
          <table:table-cell office:value-type="string" calcext:value-type="string">
            <text:p>Lindsey Naegle</text:p>
          </table:table-cell>
          <table:table-cell/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Lionel Hutz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Wer erfand Itchy und Scratchy?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lles über Lisa</text:p>
          </table:table-cell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art bleibt hart</text:p>
          </table:table-cell>
          <table:table-cell office:value-type="string" calcext:value-type="string">
            <text:p>Der Vater eines Clowns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Die Lisa-Studi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Bühne frei für Marge</text:p>
          </table:table-cell>
          <table:table-cell office:value-type="string" calcext:value-type="string">
            <text:p>Krise im Kamp Krusty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Kreuz mit den Worträtseln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as literarische Du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berüchtigte Kleinhirn-Malstif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Tortenmann schlägt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Videobeichtstuh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Antwo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Allgemeine Ausgangssperre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Chroniken von Equali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eburtstagsüberraschung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große Simpsin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Kurzzeit-Berühmthei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ie wilden 90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 Pferd für die Familie</text:p>
          </table:table-cell>
          <table:table-cell office:value-type="string" calcext:value-type="string">
            <text:p>Der merkwürdige Schlüssel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inmal Washington und zurück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lebe die Seekuh!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Homerika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Es war einmal in Springfield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oodFella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Homer auf Abweg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s Schwerte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eine Experimente</text:p>
          </table:table-cell>
          <table:table-cell office:value-type="string" calcext:value-type="string">
            <text:p>Ralph liebt Lisa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leiner Waise Milhous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Kuchen, Kopfgeld und Kaution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knackt den Rowdy-Cod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will lieb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im Suff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r. Burns wird entlassen</text:p>
          </table:table-cell>
          <table:table-cell office:value-type="string" calcext:value-type="string">
            <text:p>Homer als Restaurantkritiker</text:p>
          </table:table-cell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Quatsch mit Soß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korpione wie wi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tadt der primitiven Langweil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ennis mit Venus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Tingeltangel-Bo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Vertrottelt Lisa?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ein Freund, der Robo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Im Zeichen der Kreuzfah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illy Simpson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Grampa ist ganz Ohr</text:p>
          </table:table-cell>
          <table:table-cell/>
        </table:table-row>
        <table:table-row table:style-name="ro2">
          <table:table-cell office:value-type="string" calcext:value-type="string">
            <text:p>Lisa</text:p>
          </table:table-cell>
          <table:table-cell office:value-type="string" calcext:value-type="string">
            <text:p>Auf den Hund gekomme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Bart bleibt har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Drei Freunde und ein Comic-Hef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Pranksta Rap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anderen einen Brunnen gräbt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Lou</text:p>
          </table:table-cell>
          <table:table-cell office:value-type="string" calcext:value-type="string">
            <text:p>Auf der Suche nach Mr. Goodbart</text:p>
          </table:table-cell>
          <table:table-cell/>
        </table:table-row>
        <table:table-row table:style-name="ro2">
          <table:table-cell office:value-type="string" calcext:value-type="string">
            <text:p>Louie</text:p>
          </table:table-cell>
          <table:table-cell office:value-type="string" calcext:value-type="string">
            <text:p>Talent mit Pfiff</text:p>
          </table:table-cell>
          <table:table-cell office:value-type="string" calcext:value-type="string">
            <text:p>Der unerschrockene Leibwächter</text:p>
          </table:table-cell>
        </table:table-row>
        <table:table-row table:style-name="ro2">
          <table:table-cell office:value-type="string" calcext:value-type="string">
            <text:p>Luann Van Houten</text:p>
          </table:table-cell>
          <table:table-cell/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aggie</text:p>
          </table:table-cell>
          <table:table-cell office:value-type="string" calcext:value-type="string">
            <text:p>Jäger des verlorenen Handys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Die Apu und Manjula Krise</text:p>
          </table:table-cell>
          <table:table-cell/>
        </table:table-row>
        <table:table-row table:style-name="ro2">
          <table:table-cell office:value-type="string" calcext:value-type="string">
            <text:p>Manjula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pu und Amor</text:p>
          </table:table-cell>
          <table:table-cell office:value-type="string" calcext:value-type="string">
            <text:p>Der Lehrerstreik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Auf den Hund gekommen</text:p>
          </table:table-cell>
          <table:table-cell office:value-type="string" calcext:value-type="string">
            <text:p>Die Kontaktanzeige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hat zwei Mütter</text:p>
          </table:table-cell>
          <table:table-cell office:value-type="string" calcext:value-type="string">
            <text:p>Springfield Film Festival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art wird bestraft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Bis der Tod euch scheidet</text:p>
          </table:table-cell>
          <table:table-cell office:value-type="string" calcext:value-type="string">
            <text:p>Der schöne Jacques</text:p>
          </table:table-cell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Fernsehen ist an allem schuld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Lehrerstreik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Wettkampf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bösen Nachba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geheime Zutat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ensationelle Pop-Grupp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pringfield Connectio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tarken Arme von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ie süßsaure Marg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Es tut uns leid, Lisa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Fantasien einer durchgeknallten Hausfrau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mer auf Irr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lug &amp; klüg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eg der Welt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rise im Kamp Krusty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Kunst am Stie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Lisa auf dem Eis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mas kleiner Liebling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acht mobi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rge und das Brezelback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Nur für Spieler und Prominen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Springfield Film Festival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lück auf Schien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Cinema Piratiso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Malen nach Bezahlen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Kurier, der mich liebte</text:p>
          </table:table-cell>
          <table:table-cell/>
        </table:table-row>
        <table:table-row table:style-name="ro2">
          <table:table-cell office:value-type="string" calcext:value-type="string">
            <text:p>Marge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Barts Freundin</text:p>
          </table:table-cell>
          <table:table-cell office:value-type="string" calcext:value-type="string">
            <text:p>Die große Simpsina</text:p>
          </table:table-cell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artin Princ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Der große Nachrichtenschwindel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Nacht über Springfield</text:p>
          </table:table-cell>
          <table:table-cell/>
        </table:table-row>
        <table:table-row table:style-name="ro2">
          <table:table-cell office:value-type="string" calcext:value-type="string">
            <text:p>McCallister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Beim Testen nichts neue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ie Panik-Amok-Horror-Show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Ein grausiger Verdacht</text:p>
          </table:table-cell>
          <table:table-cell office:value-type="string" calcext:value-type="string">
            <text:p>Vertrottelt Lisa?</text:p>
          </table:table-cell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eschichtsstunde mit Marge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L wie Looser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hiskey Businesssons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Das Bart Ultimatum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Was animierte Frauen wollen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YOLO</text:p>
          </table:table-cell>
          <table:table-cell/>
        </table:table-row>
        <table:table-row table:style-name="ro2">
          <table:table-cell office:value-type="string" calcext:value-type="string">
            <text:p>Milhous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Auf in den Kampf!</text:p>
          </table:table-cell>
          <table:table-cell office:value-type="string" calcext:value-type="string">
            <text:p>Der Wettkönig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Der Lehrerstreik</text:p>
          </table:table-cell>
          <table:table-cell office:value-type="string" calcext:value-type="string">
            <text:p>Moe mit den zwei Gesichtern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Volksabstimmung in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Ein Stern wird neu geboren</text:p>
          </table:table-cell>
          <table:table-cell office:value-type="string" calcext:value-type="string">
            <text:p>Das Erfolgsrezept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G.I. Homer</text:p>
          </table:table-cell>
          <table:table-cell office:value-type="string" calcext:value-type="string">
            <text:p>Die Akte Springfield</text:p>
          </table:table-cell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 hatte einen Fein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arge als Seelsorgeri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oe mit den zwei Gesichter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Mr. Burns' Sohn Larry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Richte deinen nächsten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Überraschung für Springfield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Fight Club</text:p>
          </table:table-cell>
          <table:table-cell/>
        </table:table-row>
        <table:table-row table:style-name="ro2">
          <table:table-cell office:value-type="string" calcext:value-type="string">
            <text:p>Moe</text:p>
          </table:table-cell>
          <table:table-cell office:value-type="string" calcext:value-type="string">
            <text:p>Lisa on Broadway</text:p>
          </table:table-cell>
          <table:table-cell/>
        </table:table-row>
        <table:table-row table:style-name="ro2">
          <table:table-cell office:value-type="string" calcext:value-type="string">
            <text:p>Mona</text:p>
          </table:table-cell>
          <table:table-cell office:value-type="string" calcext:value-type="string">
            <text:p>Wiedersehen nach Jahren</text:p>
          </table:table-cell>
          <table:table-cell/>
        </table:table-row>
        <table:table-row table:style-name="ro2">
          <table:table-cell office:value-type="string" calcext:value-type="string">
            <text:p>Ned Flanders</text:p>
          </table:table-cell>
          <table:table-cell office:value-type="string" calcext:value-type="string">
            <text:p>Der Wettkampf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Eine Simpsons-Weihnachtsgeschichte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 Flanders: Wieder allein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Nedna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Schall und Rauch</text:p>
          </table:table-cell>
        </table:table-row>
        <table:table-row table:style-name="ro2">
          <table:table-cell office:value-type="string" calcext:value-type="string">
            <text:p>Ned Flanders</text:p>
          </table:table-cell>
          <table:table-cell/>
          <table:table-cell office:value-type="string" calcext:value-type="string">
            <text:p>Todesfalle zu verkaufen</text:p>
          </table:table-cell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blöde UNO-Club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Feind in meinem Bett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Koch, der Mafioso, die Frau und ihr Homer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er merkwürdige Schlüssel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Gleichung mit einem Unbekannten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office:value-type="string" calcext:value-type="string">
            <text:p>Klassenkampf</text:p>
          </table:table-cell>
          <table:table-cell/>
        </table:table-row>
        <table:table-row table:style-name="ro2">
          <table:table-cell office:value-type="string" calcext:value-type="string">
            <text:p>Nelson</text:p>
          </table:table-cell>
          <table:table-cell table:number-columns-repeated="2" office:value-type="string" calcext:value-type="string">
            <text:p>YOLO</text:p>
          </table:table-cell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500 Schlüssel</text:p>
          </table:table-cell>
          <table:table-cell/>
        </table:table-row>
        <table:table-row table:style-name="ro2">
          <table:table-cell office:value-type="string" calcext:value-type="string">
            <text:p>Otto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Patty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Homers Sieben</text:p>
          </table:table-cell>
        </table:table-row>
        <table:table-row table:style-name="ro2">
          <table:table-cell office:value-type="string" calcext:value-type="string">
            <text:p>Patty</text:p>
          </table:table-cell>
          <table:table-cell/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Prince (Martins Vater)</text:p>
          </table:table-cell>
          <table:table-cell office:value-type="string" calcext:value-type="string">
            <text:p>Todesfalle zu verkaufen</text:p>
          </table:table-cell>
          <table:table-cell/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Besuch der alten Herren</text:p>
          </table:table-cell>
          <table:table-cell office:value-type="string" calcext:value-type="string">
            <text:p>Homer und der Revolver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 office:value-type="string" calcext:value-type="string">
            <text:p>Die Milch macht‘s</text:p>
          </table:table-cell>
          <table:table-cell office:value-type="string" calcext:value-type="string">
            <text:p>Friede, Freude, Eierkuchen</text:p>
          </table:table-cell>
        </table:table-row>
        <table:table-row table:style-name="ro2">
          <table:table-cell office:value-type="string" calcext:value-type="string">
            <text:p>Raffael</text:p>
          </table:table-cell>
          <table:table-cell/>
          <table:table-cell office:value-type="string" calcext:value-type="string">
            <text:p>Gone Boy</text:p>
          </table:table-cell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Barts Freund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ie große Betrüger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Lisas Rivalin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Ralph liebt Lisa</text:p>
          </table:table-cell>
          <table:table-cell/>
        </table:table-row>
        <table:table-row table:style-name="ro2">
          <table:table-cell office:value-type="string" calcext:value-type="string">
            <text:p>Ralph</text:p>
          </table:table-cell>
          <table:table-cell office:value-type="string" calcext:value-type="string">
            <text:p>Der Uhr-Großvater</text:p>
          </table:table-cell>
          <table:table-cell/>
        </table:table-row>
        <table:table-row table:style-name="ro2">
          <table:table-cell office:value-type="string" calcext:value-type="string">
            <text:p>Riviera</text:p>
          </table:table-cell>
          <table:table-cell office:value-type="string" calcext:value-type="string">
            <text:p>Oh Schmerz, das Herz!</text:p>
          </table:table-cell>
          <table:table-cell/>
        </table:table-row>
        <table:table-row table:style-name="ro2">
          <table:table-cell office:value-type="string" calcext:value-type="string">
            <text:p>Ro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Ruth Powers</text:p>
          </table:table-cell>
          <table:table-cell/>
          <table:table-cell office:value-type="string" calcext:value-type="string">
            <text:p>Das Kreuz mit den Worträtseln</text:p>
          </table:table-cell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Der lächelnde Buddha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Gefährliche Kurven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elma heiratet Hollywoodstar</text:p>
          </table:table-cell>
          <table:table-cell/>
        </table:table-row>
        <table:table-row table:style-name="ro2">
          <table:table-cell office:value-type="string" calcext:value-type="string">
            <text:p>Selma</text:p>
          </table:table-cell>
          <table:table-cell office:value-type="string" calcext:value-type="string">
            <text:p>Springfield Film Festival</text:p>
          </table:table-cell>
          <table:table-cell office:value-type="string" calcext:value-type="string">
            <text:p>Der lächelnde Buddha</text:p>
          </table:table-cell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Am Kap der Angs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Bis der Tod euch scheidet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Der Clown mit der Biedermaske</text:p>
          </table:table-cell>
          <table:table-cell/>
        </table:table-row>
        <table:table-row table:style-name="ro2">
          <table:table-cell office:value-type="string" calcext:value-type="string">
            <text:p>Sideshow Bob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ideshow Mel</text:p>
          </table:table-cell>
          <table:table-cell office:value-type="string" calcext:value-type="string">
            <text:p>Der Mann im blauen Flanell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Alles Schwindel</text:p>
          </table:table-cell>
          <table:table-cell office:value-type="string" calcext:value-type="string">
            <text:p>Der Aushilfslehrer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eim Testen nichts neues</text:p>
          </table:table-cell>
          <table:table-cell office:value-type="string" calcext:value-type="string">
            <text:p>Global Clowning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Curling Que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as große Fressen</text:p>
          </table:table-cell>
          <table:table-cell office:value-type="string" calcext:value-type="string">
            <text:p>Barts Freundin</text:p>
          </table:table-cell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barted – Unter Ratt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Aushilfslehr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er Tag der Abrechnung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ie Perlen-Präsident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Down by Lisa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oßer Brunder – Kleiner Bru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allo, Du kleiner Hypnosemörde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, hol' den Hammer raus!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Homers Sieb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. S. - Meisterin des Doppelleben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Lehrerin des Jahres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Milhouse lebt hier nicht mehr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Nach Kanada der Pillen wege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Wenn der Rektor mit der Lehrerin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lauauge sei wachsam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Barts neuer bester Freund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22 für 30</text:p>
          </table:table-cell>
          <table:table-cell/>
        </table:table-row>
        <table:table-row table:style-name="ro2">
          <table:table-cell office:value-type="string" calcext:value-type="string">
            <text:p>Skinner</text:p>
          </table:table-cell>
          <table:table-cell office:value-type="string" calcext:value-type="string">
            <text:p>Grampa auf Abweg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Das Maskottchen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Lebensretter</text:p>
          </table:table-cell>
          <table:table-cell office:value-type="string" calcext:value-type="string">
            <text:p>Conrad</text:p>
          </table:table-cell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Der Vater, der zu wenig wusst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Ehegeheimniss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arge muss jobb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Burns wird entlassen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Wer ist Mona Simpson?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How I Wet Your Mother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Springfield aus der Asche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Mr. and Mrs. Smithers</text:p>
          </table:table-cell>
          <table:table-cell/>
        </table:table-row>
        <table:table-row table:style-name="ro2">
          <table:table-cell office:value-type="string" calcext:value-type="string">
            <text:p>Smithers</text:p>
          </table:table-cell>
          <table:table-cell office:value-type="string" calcext:value-type="string">
            <text:p>Kraftwerk zu verkaufen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Kampf dem Ehekrieg</text:p>
          </table:table-cell>
          <table:table-cell/>
        </table:table-row>
        <table:table-row table:style-name="ro2">
          <table:table-cell office:value-type="string" calcext:value-type="string">
            <text:p>Snake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Barts Komet</text:p>
          </table:table-cell>
          <table:table-cell office:value-type="string" calcext:value-type="string">
            <text:p>Der tollste Hund der Welt</text:p>
          </table:table-cell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Homers Bowling-Mannschaft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Keine Experimente</text:p>
          </table:table-cell>
          <table:table-cell/>
        </table:table-row>
        <table:table-row table:style-name="ro2">
          <table:table-cell office:value-type="string" calcext:value-type="string">
            <text:p>Timothy Lovejoy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die Kraft</text:p>
          </table:table-cell>
          <table:table-cell office:value-type="string" calcext:value-type="string">
            <text:p>Bart hat zwei Mütter</text:p>
          </table:table-cell>
        </table:table-row>
        <table:table-row table:style-name="ro2">
          <table:table-cell office:value-type="string" calcext:value-type="string">
            <text:p>Todd</text:p>
          </table:table-cell>
          <table:table-cell office:value-type="string" calcext:value-type="string">
            <text:p>Bart hat zwei Mütter</text:p>
          </table:table-cell>
          <table:table-cell/>
        </table:table-row>
        <table:table-row table:style-name="ro2">
          <table:table-cell office:value-type="string" calcext:value-type="string">
            <text:p>Wendell</text:p>
          </table:table-cell>
          <table:table-cell office:value-type="string" calcext:value-type="string">
            <text:p>Arche Monty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Am Anfang war die Schreiraupe</text:p>
          </table:table-cell>
          <table:table-cell office:value-type="string" calcext:value-type="string">
            <text:p>Triologie derselben Geschichte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Burns Erbe</text:p>
          </table:table-cell>
          <table:table-cell office:value-type="string" calcext:value-type="string">
            <text:p>Ein grausiger Verdach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loria – Die wahre Liebe</text:p>
          </table:table-cell>
          <table:table-cell office:value-type="string" calcext:value-type="string">
            <text:p>Die Panik-Amok-Horror-Show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ers Bowling-Mannschaft</text:p>
          </table:table-cell>
          <table:table-cell office:value-type="string" calcext:value-type="string">
            <text:p>Die Kurzzeit-Berühmtheit</text:p>
          </table:table-cell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der Clow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Homie und Nedd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Ihre Lieblings-Unglücksfamili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Lisa als Baumliebhaberin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arge Simpson im Anmarsch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Nedtropoli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topp! Oder mein Hund schießt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Tingeltangel-Bobs Rache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Volksabstimmung in Springfield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Wer erschoss Mr. Burns, Teil 2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ein Freund, der Wunderbaum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Sky-Polizei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Das Schweigen der Rowdys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Grilling Homer</text:p>
          </table:table-cell>
          <table:table-cell/>
        </table:table-row>
        <table:table-row table:style-name="ro2">
          <table:table-cell office:value-type="string" calcext:value-type="string">
            <text:p>Wiggum</text:p>
          </table:table-cell>
          <table:table-cell office:value-type="string" calcext:value-type="string">
            <text:p>Moho House</text:p>
          </table:table-cell>
          <table:table-cell/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Die böse Hexe des Westen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hegeheimnisse</text:p>
          </table:table-cell>
          <table:table-cell office:value-type="string" calcext:value-type="string">
            <text:p>Arche Monty</text:p>
          </table:table-cell>
        </table:table-row>
        <table:table-row table:style-name="ro2">
          <table:table-cell office:value-type="string" calcext:value-type="string">
            <text:p>Willie</text:p>
          </table:table-cell>
          <table:table-cell office:value-type="string" calcext:value-type="string">
            <text:p>Ein perfekter Gentleman</text:p>
          </table:table-cell>
          <table:table-cell/>
        </table:table-row>
        <table:table-row table:style-name="ro2">
          <table:table-cell office:value-type="string" calcext:value-type="string">
            <text:p>Wolfcastle</text:p>
          </table:table-cell>
          <table:table-cell office:value-type="string" calcext:value-type="string">
            <text:p>Bart ist mein Superstar</text:p>
          </table:table-cell>
          <table:table-cell/>
        </table:table-row>
        <table:table-row table:style-name="ro4">
          <table:table-cell office:value-type="string" calcext:value-type="string">
            <text:p>Hoover</text:p>
          </table:table-cell>
          <table:table-cell office:value-type="string" calcext:value-type="string">
            <text:p>Der Eignungstest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Wenn Mutter streikt</text:p>
          </table:table-cell>
          <table:table-cell/>
        </table:table-row>
        <table:table-row table:style-name="ro4">
          <table:table-cell office:value-type="string" calcext:value-type="string">
            <text:p>Marge</text:p>
          </table:table-cell>
          <table:table-cell office:value-type="string" calcext:value-type="string">
            <text:p>Simpson und Gomorrha</text:p>
          </table:table-cell>
          <table:table-cell/>
        </table:table-row>
        <table:table-row table:style-name="ro4">
          <table:table-cell office:value-type="string" calcext:value-type="string">
            <text:p>Krusty</text:p>
          </table:table-cell>
          <table:table-cell office:value-type="string" calcext:value-type="string">
            <text:p>Krusty macht ernst</text:p>
          </table:table-cell>
          <table:table-cell/>
        </table:table-row>
        <table:table-row table:style-name="ro4">
          <table:table-cell office:value-type="string" calcext:value-type="string">
            <text:p>Herman</text:p>
          </table:table-cell>
          <table:table-cell/>
          <table:table-cell office:value-type="string" calcext:value-type="string">
            <text:p>Die Springfield Bürgerwehr</text:p>
          </table:table-cell>
        </table:table-row>
        <table:table-row table:style-name="ro4">
          <table:table-cell office:value-type="string" calcext:value-type="string">
            <text:p>Helen</text:p>
          </table:table-cell>
          <table:table-cell/>
          <table:table-cell office:value-type="string" calcext:value-type="string">
            <text:p>Marge und das Bretzelbacken</text:p>
          </table:table-cell>
        </table:table-row>
        <table:table-row table:style-name="ro4" table:number-rows-repeated="1047995">
          <table:table-cell table:number-columns-repeated="3"/>
        </table:table-row>
        <table:table-row table:style-name="ro4" table:visibility="filter">
          <table:table-cell table:number-columns-repeated="3"/>
        </table:table-row>
        <table:table-row table:style-name="ro4">
          <table:table-cell table:number-columns-repeated="3"/>
        </table:table-row>
        <table:table-row table:style-name="ro4" table:visibility="filter">
          <table:table-cell table:number-columns-repeated="3"/>
        </table:table-row>
        <table:table-row table:style-name="ro4">
          <table:table-cell table:number-columns-repeated="3"/>
        </table:table-row>
        <table:table-row table:style-name="ro4" table:visibility="filter">
          <table:table-cell table:number-columns-repeated="3"/>
        </table:table-row>
        <table:table-row table:style-name="ro4" table:visibility="filter">
          <table:table-cell table:number-columns-repeated="3"/>
        </table:table-row>
      </table:table>
      <table:table table:name="sonstiges" table:style-name="ta1" table:print="false">
        <table:table-column table:style-name="co5" table:default-cell-style-name="Default"/>
        <table:table-column table:style-name="co6" table:default-cell-style-name="Default"/>
        <table:table-row table:style-name="ro2">
          <table:table-cell office:value-type="string" calcext:value-type="string">
            <text:p>Bart hämmert mit rechts</text:p>
          </table:table-cell>
          <table:table-cell office:value-type="string" calcext:value-type="string">
            <text:p>Apu und Amor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Aus dunklen Zeiten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Bart bleibt hart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Das Fernsehen ist an allem schuld</text:p>
          </table:table-cell>
        </table:table-row>
        <table:table-row table:style-name="ro2">
          <table:table-cell office:value-type="string" calcext:value-type="string">
            <text:p>Bart malt mit link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Das Geheimnis der Lastwagenfahrer</text:p>
          </table:table-cell>
        </table:table-row>
        <table:table-row table:style-name="ro2">
          <table:table-cell office:value-type="string" calcext:value-type="string">
            <text:p>Bart näht mit rechts</text:p>
          </table:table-cell>
          <table:table-cell office:value-type="string" calcext:value-type="string">
            <text:p>Auf Wildwasserfahrt</text:p>
          </table:table-cell>
        </table:table-row>
        <table:table-row table:style-name="ro2">
          <table:table-cell office:value-type="string" calcext:value-type="string">
            <text:p>Bart putzt mit der rechten Hand die Zähne</text:p>
          </table:table-cell>
          <table:table-cell office:value-type="string" calcext:value-type="string">
            <text:p>Das Schlangennest</text:p>
          </table:table-cell>
        </table:table-row>
        <table:table-row table:style-name="ro2">
          <table:table-cell office:value-type="string" calcext:value-type="string">
            <text:p>Bart spielt mit der linken Hand Gitarre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würfelt mit rechts</text:p>
          </table:table-cell>
          <table:table-cell office:value-type="string" calcext:value-type="string">
            <text:p>Das schwarze Schaf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ahrschüler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er gestohlene Kuss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Das Ding, das aus Ohio kam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Eine ganz normale Familie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Fight Club</text:p>
          </table:table-cell>
        </table:table-row>
        <table:table-row table:style-name="ro2">
          <table:table-cell office:value-type="string" calcext:value-type="string">
            <text:p>Bart zeichnet mit link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Homer hält das Messer in der linken Hand</text:p>
          </table:table-cell>
          <table:table-cell office:value-type="string" calcext:value-type="string">
            <text:p>Der große Nachrichtenschwindel</text:p>
          </table:table-cell>
        </table:table-row>
        <table:table-row table:style-name="ro2">
          <table:table-cell office:value-type="string" calcext:value-type="string">
            <text:p>Homer hämmert mit link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malt als Kleinkind mit links</text:p>
          </table:table-cell>
          <table:table-cell office:value-type="string" calcext:value-type="string">
            <text:p>Gestrandet</text:p>
          </table:table-cell>
        </table:table-row>
        <table:table-row table:style-name="ro2">
          <table:table-cell office:value-type="string" calcext:value-type="string">
            <text:p>Homer malt mit link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Wenn der Vater mit dem Sohne</text:p>
          </table:table-cell>
        </table:table-row>
        <table:table-row table:style-name="ro2">
          <table:table-cell office:value-type="string" calcext:value-type="string">
            <text:p>Homer zeichnet mit rechts</text:p>
          </table:table-cell>
          <table:table-cell office:value-type="string" calcext:value-type="string">
            <text:p>Die Mafioso-Braut</text:p>
          </table:table-cell>
        </table:table-row>
        <table:table-row table:style-name="ro2">
          <table:table-cell office:value-type="string" calcext:value-type="string">
            <text:p>Kirk Van Houten zeichnet mit rechts</text:p>
          </table:table-cell>
          <table:table-cell office:value-type="string" calcext:value-type="string">
            <text:p>Der rasende Wüterich</text:p>
          </table:table-cell>
        </table:table-row>
        <table:table-row table:style-name="ro2">
          <table:table-cell office:value-type="string" calcext:value-type="string">
            <text:p>Lenny schießt mit rechts</text:p>
          </table:table-cell>
          <table:table-cell office:value-type="string" calcext:value-type="string">
            <text:p>Springfield aus der Asche</text:p>
          </table:table-cell>
        </table:table-row>
        <table:table-row table:style-name="ro2">
          <table:table-cell office:value-type="string" calcext:value-type="string">
            <text:p>Lisa hämmert mit rechts</text:p>
          </table:table-cell>
          <table:table-cell office:value-type="string" calcext:value-type="string">
            <text:p>Der Tortenmann schlägt zurück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Chroniken von Equalia</text:p>
          </table:table-cell>
        </table:table-row>
        <table:table-row table:style-name="ro2">
          <table:table-cell office:value-type="string" calcext:value-type="string">
            <text:p>Lisa malt mit rechts</text:p>
          </table:table-cell>
          <table:table-cell office:value-type="string" calcext:value-type="string">
            <text:p>Die Trillion-Dollar-Note</text:p>
          </table:table-cell>
        </table:table-row>
        <table:table-row table:style-name="ro2">
          <table:table-cell office:value-type="string" calcext:value-type="string">
            <text:p>Lisa putzt mit der linken Hand die Zähne</text:p>
          </table:table-cell>
          <table:table-cell office:value-type="string" calcext:value-type="string">
            <text:p>Ein perfekter Gentleman</text:p>
          </table:table-cell>
        </table:table-row>
        <table:table-row table:style-name="ro2">
          <table:table-cell office:value-type="string" calcext:value-type="string">
            <text:p>Lisa spielt mit rechts Bass</text:p>
          </table:table-cell>
          <table:table-cell office:value-type="string" calcext:value-type="string">
            <text:p>Homer liebt Mindy</text:p>
          </table:table-cell>
        </table:table-row>
        <table:table-row table:style-name="ro2">
          <table:table-cell office:value-type="string" calcext:value-type="string">
            <text:p>Lisa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Lou zeichnet mit rechts</text:p>
          </table:table-cell>
          <table:table-cell office:value-type="string" calcext:value-type="string">
            <text:p>Ist alles hin, nimm Focusin</text:p>
          </table:table-cell>
        </table:table-row>
        <table:table-row table:style-name="ro2">
          <table:table-cell office:value-type="string" calcext:value-type="string">
            <text:p>Luann Van Houten zeichnet mit rechts</text:p>
          </table:table-cell>
          <table:table-cell office:value-type="string" calcext:value-type="string">
            <text:p>Liebe und Intrige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Das böse Wort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Lisa will lieben</text:p>
          </table:table-cell>
        </table:table-row>
        <table:table-row table:style-name="ro2">
          <table:table-cell office:value-type="string" calcext:value-type="string">
            <text:p>Maggie mahlt mit rechts</text:p>
          </table:table-cell>
          <table:table-cell office:value-type="string" calcext:value-type="string">
            <text:p>Talent mit Pfiff</text:p>
          </table:table-cell>
        </table:table-row>
        <table:table-row table:style-name="ro2">
          <table:table-cell office:value-type="string" calcext:value-type="string">
            <text:p>Maggie malt mit link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ggie malt mit rechts</text:p>
          </table:table-cell>
          <table:table-cell office:value-type="string" calcext:value-type="string">
            <text:p>Silly Simpsony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Lisas Rivalin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malt mit rechts</text:p>
          </table:table-cell>
          <table:table-cell office:value-type="string" calcext:value-type="string">
            <text:p>Marge - oben ohne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22 für 30</text:p>
          </table:table-cell>
        </table:table-row>
        <table:table-row table:style-name="ro2">
          <table:table-cell office:value-type="string" calcext:value-type="string">
            <text:p>Marge näht mit rechts</text:p>
          </table:table-cell>
          <table:table-cell office:value-type="string" calcext:value-type="string">
            <text:p>Homers merkwürdiger Chili-Trip</text:p>
          </table:table-cell>
        </table:table-row>
        <table:table-row table:style-name="ro2">
          <table:table-cell office:value-type="string" calcext:value-type="string">
            <text:p>Marge schneidet Karotte mit links</text:p>
          </table:table-cell>
          <table:table-cell office:value-type="string" calcext:value-type="string">
            <text:p>Blau im Amt</text:p>
          </table:table-cell>
        </table:table-row>
        <table:table-row table:style-name="ro2">
          <table:table-cell office:value-type="string" calcext:value-type="string">
            <text:p>Marge spielt mit rechts Badminton</text:p>
          </table:table-cell>
          <table:table-cell office:value-type="string" calcext:value-type="string">
            <text:p>Marges Meisterwerk</text:p>
          </table:table-cell>
        </table:table-row>
        <table:table-row table:style-name="ro2">
          <table:table-cell office:value-type="string" calcext:value-type="string">
            <text:p>Marge zeichnet mit rechts</text:p>
          </table:table-cell>
          <table:table-cell office:value-type="string" calcext:value-type="string">
            <text:p>Sad Girl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Der Feind in meinem Bett</text:p>
          </table:table-cell>
        </table:table-row>
        <table:table-row table:style-name="ro2">
          <table:table-cell office:value-type="string" calcext:value-type="string">
            <text:p>Martin malt mit link</text:p>
          </table:table-cell>
          <table:table-cell office:value-type="string" calcext:value-type="string">
            <text:p>Milhouse lebt hier nicht mehr</text:p>
          </table:table-cell>
        </table:table-row>
        <table:table-row table:style-name="ro2">
          <table:table-cell office:value-type="string" calcext:value-type="string">
            <text:p>Milhouse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Milhouse zeichnet mit recht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Mr. Burns zeichnet mit links</text:p>
          </table:table-cell>
          <table:table-cell office:value-type="string" calcext:value-type="string">
            <text:p>Nichts bereuen</text:p>
          </table:table-cell>
        </table:table-row>
        <table:table-row table:style-name="ro2">
          <table:table-cell office:value-type="string" calcext:value-type="string">
            <text:p>Ned zeichnet mit links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spielt mit rechts Gitarre</text:p>
          </table:table-cell>
          <table:table-cell office:value-type="string" calcext:value-type="string">
            <text:p>Scheide sich, wer kann</text:p>
          </table:table-cell>
        </table:table-row>
        <table:table-row table:style-name="ro2">
          <table:table-cell office:value-type="string" calcext:value-type="string">
            <text:p>Nelson zeichnet mit rechts</text:p>
          </table:table-cell>
          <table:table-cell office:value-type="string" calcext:value-type="string">
            <text:p>Seid nett zu alten Leuten</text:p>
          </table:table-cell>
        </table:table-row>
        <table:table-row table:style-name="ro2">
          <table:table-cell office:value-type="string" calcext:value-type="string">
            <text:p>Ralph malt mit rechts</text:p>
          </table:table-cell>
          <table:table-cell office:value-type="string" calcext:value-type="string">
            <text:p>Enter the Matrix</text:p>
          </table:table-cell>
        </table:table-row>
        <table:table-row table:style-name="ro2">
          <table:table-cell office:value-type="string" calcext:value-type="string">
            <text:p>Richard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Skinner malt mit rechts</text:p>
          </table:table-cell>
          <table:table-cell office:value-type="string" calcext:value-type="string">
            <text:p>Barts neuer bester Freund</text:p>
          </table:table-cell>
        </table:table-row>
        <table:table-row table:style-name="ro2">
          <table:table-cell office:value-type="string" calcext:value-type="string">
            <text:p>Smithers malt mit rechts</text:p>
          </table:table-cell>
          <table:table-cell office:value-type="string" calcext:value-type="string">
            <text:p>Überraschung für Springfield</text:p>
          </table:table-cell>
        </table:table-row>
        <table:table-row table:style-name="ro2">
          <table:table-cell office:value-type="string" calcext:value-type="string">
            <text:p>Wendell malt mit rechts</text:p>
          </table:table-cell>
          <table:table-cell office:value-type="string" calcext:value-type="string">
            <text:p>Ihr Kinderlein kommet</text:p>
          </table:table-cell>
        </table:table-row>
        <table:table-row table:style-name="ro2">
          <table:table-cell office:value-type="string" calcext:value-type="string">
            <text:p>Wiggum schießt mit links</text:p>
          </table:table-cell>
          <table:table-cell office:value-type="string" calcext:value-type="string">
            <text:p>Volksabstimmung in Springfield</text:p>
          </table:table-cell>
        </table:table-row>
      </table:table>
      <table:named-expressions/>
      <table:database-ranges>
        <table:database-range table:name="__Anonymous_Sheet_DB__0" table:target-range-address="Schreibhand.A1:Schreibhand.C572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sonstiges.A1:sonstiges.B6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rial Unicode MS" style:language-asian="de" style:country-asian="DE" style:font-name-complex="Tahoma" style:language-complex="de" style:country-complex="D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6.99mm" fo:page-height="209.99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8">00.00.0000</text:date>, <text:time style:data-style-name="N2" text:time-value="18:47:37.50099149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86daf60bf00efa86ad547e59e09d6bb77c699acb</meta:generator>
    <meta:creation-date>2006-09-16T14:57:30</meta:creation-date>
    <dc:date>2018-11-28T18:49:00.719161629</dc:date>
    <meta:editing-cycles>321</meta:editing-cycles>
    <meta:editing-duration>PT15H49M8S</meta:editing-duration>
    <meta:document-statistic meta:table-count="2" meta:cell-count="1360" meta:object-count="0"/>
    <meta:user-defined meta:name="Info 1"/>
    <meta:user-defined meta:name="Info 2"/>
    <meta:user-defined meta:name="Info 3"/>
    <meta:user-defined meta:name="Info 4"/>
  </office:meta>
</office:document-meta>
</file>